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3694in" style:rel-column-width="14318*"/>
    </style:style>
    <style:style style:name="Table1.B" style:family="table-column">
      <style:table-column-properties style:column-width="0.9701in" style:rel-column-width="10143*"/>
    </style:style>
    <style:style style:name="Table1.C" style:family="table-column">
      <style:table-column-properties style:column-width="3.9285in" style:rel-column-width="4107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0.4792in" style:rel-column-width="5009*"/>
    </style:style>
    <style:style style:name="Table2.B" style:family="table-column">
      <style:table-column-properties style:column-width="5.7889in" style:rel-column-width="6052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681in" table:align="margins" style:writing-mode="lr-tb"/>
    </style:style>
    <style:style style:name="Table3.A" style:family="table-column">
      <style:table-column-properties style:column-width="0.4792in" style:rel-column-width="5009*"/>
    </style:style>
    <style:style style:name="Table3.B" style:family="table-column">
      <style:table-column-properties style:column-width="5.7889in" style:rel-column-width="60526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style:font-size-asian="10.5pt" style:font-name-complex="Arial" style:font-size-complex="10.5pt"/>
    </style:style>
    <style:style style:name="P5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font-size="8pt" style:font-size-asian="8pt" style:font-size-complex="8pt"/>
    </style:style>
    <style:style style:name="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8" style:family="paragraph" style:parent-style-name="Standard">
      <style:paragraph-properties fo:margin-top="0in" fo:margin-bottom="0in" fo:line-height="180%" fo:text-align="center" style:justify-single-word="false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margin-top="0in" fo:margin-bottom="0in" fo:line-height="180%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10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2" style:family="paragraph" style:parent-style-name="Table_20_Contents">
      <style:paragraph-properties fo:line-height="100%"/>
      <style:text-properties style:font-name="Ari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/>
    </style:style>
    <style:style style:name="P14" style:family="paragraph" style:parent-style-name="Header" style:master-page-name="Standard">
      <style:paragraph-properties fo:line-height="180%" fo:text-align="center" style:justify-single-word="false" style:page-number="auto"/>
      <style:text-properties style:font-name="Arial" fo:language="zxx" fo:country="none" style:language-asian="zxx" style:country-asian="none" style:font-name-complex="Arial"/>
    </style:style>
    <style:style style:name="P15" style:family="paragraph" style:parent-style-name="Horizontal_20_Line">
      <style:paragraph-properties fo:line-height="100%"/>
    </style:style>
    <style:style style:name="P16" style:family="paragraph" style:parent-style-name="Standard">
      <style:paragraph-properties fo:margin-left="0in" fo:margin-right="0in" fo:margin-top="0in" fo:margin-bottom="0in" fo:line-height="180%" fo:text-align="start" style:justify-single-word="false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7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>
          <style:tab-stop style:position="2.2646in"/>
          <style:tab-stop style:position="3.5437in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1.8752in"/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23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24" style:family="paragraph" style:parent-style-name="Standard">
      <style:paragraph-properties fo:margin-top="0in" fo:margin-bottom="0in" fo:line-height="100%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Arial" style:font-weight-asian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language="en" fo:country="US" style:font-name-complex="Arial"/>
    </style:style>
    <style:style style:name="T7" style:family="text">
      <style:text-properties style:font-name="Arial" fo:language="id" fo:country="ID" style:font-name-complex="Arial"/>
    </style:style>
    <style:style style:name="T8" style:family="text">
      <style:text-properties style:font-name="Arial" fo:language="id" fo:country="ID" style:font-name-asian="Arial" style:font-name-complex="Arial"/>
    </style:style>
    <style:style style:name="T9" style:family="text">
      <style:text-properties fo:language="id" fo:country="ID"/>
    </style:style>
    <style:style style:name="T10" style:family="text">
      <style:text-properties fo:language="id" fo:country="ID" style:font-name-asian="Ari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Tanda<text:span text:style-name="T1"> </text:span>Terima<text:span text:style-name="T1"> </text:span>Pengajuan<text:span text:style-name="T1"> </text:span>Revisi<text:span text:style-name="T1"> </text:span>Anggaran</text:p>
      <text:p text:style-name="P17"><text:span text:style-name="T7">No.</text:span><text:span text:style-name="T8"> </text:span><text:span text:style-name="T7">Surat</text:span><text:span text:style-name="T8"> </text:span><text:span text:style-name="T7">Usulan</text:span><text:span text:style-name="T8"> </text:span><text:span text:style-name="T7"><text:tab/>: {var1}<text:tab/></text:span><text:span text:style-name="T8">Pengajuan : {var11}</text:span></text:p>
      <text:p text:style-name="P17"><text:span text:style-name="T7">No.</text:span><text:span text:style-name="T8"> </text:span><text:span text:style-name="T7">Tiket<text:tab/>: {var2}<text:tab/>Penyelesaian </text:span><text:span text:style-name="T8">: {var12}</text:span></text:p>
      <text:p text:style-name="P18"><text:span text:style-name="T7">Kode</text:span><text:span text:style-name="T8"> </text:span><text:span text:style-name="T7">-</text:span><text:span text:style-name="T8"> </text:span><text:span text:style-name="T7">Nama</text:span><text:span text:style-name="T8"> </text:span><text:span text:style-name="T7">K/L<text:tab/>: {var3}</text:span></text:p>
      <text:p text:style-name="P18"><text:span text:style-name="T7">Nama</text:span><text:span text:style-name="T8"> </text:span><text:span text:style-name="T7">-</text:span><text:span text:style-name="T8"> </text:span><text:span text:style-name="T7">Eselon</text:span><text:span text:style-name="T8"> </text:span><text:span text:style-name="T7">1<text:tab/>: {var4}</text:span></text:p>
      <text:p text:style-name="P23"/>
      <text:p text:style-name="P16">Identitas<text:span text:style-name="T1"> </text:span>Petugas</text:p>
      <text:p text:style-name="P22">NIP<text:tab/>:<text:span text:style-name="T1"> <text:s/>{var5}</text:span></text:p>
      <text:p text:style-name="P21"><text:span text:style-name="T7">Nama</text:span><text:span text:style-name="T8"> </text:span><text:span text:style-name="T7">Petugas<text:tab/>:</text:span><text:span text:style-name="T4"><text:tab/></text:span><text:span text:style-name="T7">{var6}</text:span></text:p>
      <text:p text:style-name="P20"><text:span text:style-name="T7">Jabatan</text:span><text:span text:style-name="T8"> </text:span><text:span text:style-name="T7">Petugas<text:tab/><text:tab/></text:span><text:span text:style-name="T4">:<text:tab/></text:span><text:span text:style-name="T7">{var7}</text:span></text:p>
      <text:p text:style-name="P19"><text:span text:style-name="T7">No.</text:span><text:span text:style-name="T8"> </text:span><text:span text:style-name="T7">Hp<text:tab/></text:span><text:span text:style-name="T4">:<text:tab/></text:span><text:span text:style-name="T7">{var8}</text:span></text:p>
      <text:p text:style-name="P19"><text:span text:style-name="T7">No.</text:span><text:span text:style-name="T8"> </text:span><text:span text:style-name="T7">Kantor<text:tab/></text:span><text:span text:style-name="T4">:<text:tab/></text:span><text:span text:style-name="T7">{var9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E-mail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{var10}</text:p>
          </table:table-cell>
        </table:table-row>
      </table:table>
      <text:p text:style-name="P15"/>
      <text:p text:style-name="P24">Kelengkapan Dokume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9">{var13}</text:p>
          </table:table-cell>
        </table:table-row>
      </table:table>
      <text:p text:style-name="P24">Catatan petugas C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{var14}</text:p>
          </table:table-cell>
        </table:table-row>
      </table:table>
      <text:p text:style-name="P11"/>
      <text:p text:style-name="P10"><text:span text:style-name="T9">Jakarta,</text:span><text:span text:style-name="T10"> {var11}</text:span></text:p>
      <text:p text:style-name="P10"/>
      <text:p text:style-name="P10">{var1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D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Georgia" fo:font-size="11pt" fo:language="en" fo:country="US" style:font-name-asian="Georgia" style:font-size-asian="11pt" style:font-name-complex="Georgi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Georgia" fo:font-size="11pt" fo:language="en" fo:country="US" style:font-name-asian="Times New Roman" style:font-size-asian="11pt" style:font-name-complex="Georgia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fo:font-size="10pt" style:font-name-asian="Times New Roman" style:font-size-asian="10pt" style:font-size-complex="10pt"/>
    </style:style>
    <style:style style:name="BAB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BAB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SUBBAB" style:family="paragraph" style:parent-style-name="List_20_Paragraph" style:list-style-name="WW8Num4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GBR" style:family="paragraph" style:parent-style-name="List_20_Paragraph">
      <style:paragraph-properties fo:margin-left="0.25in" fo:margin-right="0in" fo:margin-top="0in" fo:margin-bottom="0in" fo:line-height="200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ABL" style:family="paragraph" style:parent-style-name="Standard">
      <style:paragraph-properties fo:margin-left="0.49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GL" style:family="paragraph" style:parent-style-name="TABL"/>
    <style:style style:name="s43" style:family="paragraph" style:parent-style-name="Standard">
      <style:paragraph-properties fo:margin-top="0in" fo:margin-bottom="0in"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judul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4z2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0pt" style:font-style-complex="normal" style:font-weight-complex="normal" style:text-emphasize="none" style:text-scale="100%" text:display="tru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_20_Paragraph_20_Char" style:display-name="List Paragraph Char" style:family="text">
      <style:text-properties style:font-name="Georgia" fo:language="en" fo:country="US" style:font-name-asian="Times New Roman" style:font-name-complex="Times New Roman"/>
    </style:style>
    <style:style style:name="BAB_20_Char" style:display-name="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BAB_20_Char" style:display-name="SUB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SUBBAB_20_Char" style:display-name="SUBSUBBAB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GBR_20_Char" style:display-name="GBR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ABL_20_Char" style:display-name="TABL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TGL_20_Char" style:display-name="TGL Char" style:family="text" style:parent-style-name="TABL_20_Char"/>
    <style:style style:name="s43_20_Char" style:display-name="s43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judul_20_Char" style:display-name="judul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Header_20_Char" style:display-name="Header Ch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Georgia" fo:language="en" fo:country="US" style:font-name-complex="Georgia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M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M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style:font-size-asian="10.5pt" style:font-name-complex="Arial" style:font-size-complex="10.5pt"/>
    </style:style>
    <style:style style:name="MP5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font-size="8pt" style:font-size-asian="8pt" style:font-size-complex="8pt"/>
    </style:style>
    <style:style style:name="M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8" style:family="paragraph">
      <style:paragraph-properties fo:text-align="center" style:writing-mode="lr-tb"/>
    </style:style>
    <style:style style:name="MT1" style:family="text">
      <style:text-properties style:font-name-asian="Arial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name-asian="Arial" style:font-weight-asian="bold"/>
    </style:style>
    <style:style style:name="MT4" style:family="text">
      <style:text-properties style:font-name="Arial" style:font-name-complex="Arial"/>
    </style:style>
    <style:style style:name="MT5" style:family="text">
      <style:text-properties style:font-name="Arial" style:font-name-asian="Arial" style:font-name-complex="Arial"/>
    </style:style>
    <style:style style:name="MT6" style:family="text"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47" text:anchor-type="char" svg:x="0in" svg:y="0.0118in" svg:width="1.2752in" svg:height="1.1618in" draw:z-index="0"><draw:image xlink:href="Pictures/100002010000050000000320F3CC6FA0.png" xlink:type="simple" xlink:show="embed" xlink:actuate="onLoad"/></draw:frame></text:p>
        <text:p text:style-name="MP2">KEMENTERIAN<text:span text:style-name="MT1"> </text:span>KEUANGAN<text:span text:style-name="MT1"> </text:span>REPUBLIK<text:span text:style-name="MT1"> </text:span>INDONESIA</text:p>
        <text:p text:style-name="MP3">DIREKTORAT<text:span text:style-name="MT1"> </text:span>JENDERAL<text:span text:style-name="MT1"> </text:span>ANGGARAN</text:p>
        <text:p text:style-name="MP4"><text:span text:style-name="MT2">PUSAT</text:span><text:span text:style-name="MT3"> </text:span><text:span text:style-name="MT2">LAYANAN</text:span></text:p>
        <text:p text:style-name="MP5"><text:span text:style-name="MT4">Loby</text:span><text:span text:style-name="MT5"> </text:span><text:span text:style-name="MT4">Gedung</text:span><text:span text:style-name="MT5"> </text:span><text:span text:style-name="MT4">Sutikno</text:span><text:span text:style-name="MT5"> </text:span><text:span text:style-name="MT4">Slamet.</text:span><text:span text:style-name="MT5"> </text:span><text:span text:style-name="MT4">Jalan</text:span><text:span text:style-name="MT5"> </text:span><text:span text:style-name="MT4">Wahidin</text:span><text:span text:style-name="MT5"> </text:span><text:span text:style-name="MT4">No</text:span><text:span text:style-name="MT6">.</text:span><text:span text:style-name="MT5"> </text:span><text:span text:style-name="MT4">1,</text:span><text:span text:style-name="MT5"> </text:span><text:span text:style-name="MT4">Jakarta</text:span><text:span text:style-name="MT5"> </text:span><text:span text:style-name="MT4">Pusat</text:span></text:p>
        <text:p text:style-name="MP5"><text:span text:style-name="MT4">Telpon</text:span><text:span text:style-name="MT5"> </text:span><text:span text:style-name="MT4">(021)34832516;</text:span><text:span text:style-name="MT5"> </text:span><text:span text:style-name="MT4">Fax</text:span><text:span text:style-name="MT5"> </text:span><text:span text:style-name="MT4">(021)</text:span><text:span text:style-name="MT5"> </text:span><text:span text:style-name="MT4">34832515</text:span></text:p>
        <text:p text:style-name="MP6">pusatlayanan@anggaran.depkeu.go.id</text:p>
        <text:p text:style-name="MP7"><draw:connector text:anchor-type="char" draw:z-index="1" draw:style-name="Mgr1" draw:text-style-name="MP8" draw:type="line" svg:x1="0in" svg:y1="0.102in" svg:x2="6.2244in" svg:y2="0.1035in" svg:d="m0 259 15810 4"><text:p/></draw:connecto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guz</meta:initial-creator>
    <meta:creation-date>2012-01-17T01:13:00</meta:creation-date>
    <dc:date>2012-01-31T07:46:21.39</dc:date>
    <meta:editing-cycles>17</meta:editing-cycles>
    <meta:editing-duration>PT30M13S</meta:editing-duration>
    <meta:generator>LibreOffice/3.4$Win32 LibreOffice_project/340m1$Build-402</meta:generator>
    <meta:document-statistic meta:table-count="3" meta:image-count="1" meta:object-count="0" meta:page-count="1" meta:paragraph-count="26" meta:word-count="91" meta:character-count="587" meta:non-whitespace-character-count="519"/>
    <meta:user-defined meta:name="Info 1"/>
    <meta:user-defined meta:name="Info 2"/>
    <meta:user-defined meta:name="Info 3"/>
    <meta:user-defined meta:name="Info 4"/>
  </office:meta>
</office:document-meta>
</file>